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normal" style:font-weight-asian="normal" style:font-weight-complex="normal"/>
    </style:style>
    <style:style style:name="P3" style:family="paragraph" style:parent-style-name="Preformatted_20_Text">
      <style:text-properties fo:font-weight="normal" fo:background-color="#ffff00" style:font-weight-asian="normal" style:font-weight-complex="normal"/>
    </style:style>
    <style:style style:name="P4" style:family="paragraph" style:parent-style-name="Preformatted_20_Text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Preformatted_20_Text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Preformatted_20_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Preformatted_20_Text">
      <style:text-properties style:font-name="Courier New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Preformatted_20_Text"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Preformatted_20_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normal" fo:background-color="#ffff00" style:font-weight-asian="normal" style:font-weight-complex="normal"/>
    </style:style>
    <style:style style:name="P12" style:family="paragraph" style:parent-style-name="Standard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Preformatted_20_Text">
      <style:text-properties fo:font-weight="normal" style:font-weight-asian="normal" style:font-weight-complex="normal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bold"/>
    </style:style>
    <style:style style:name="T7" style:family="text">
      <style:text-properties style:font-weight-complex="bold"/>
    </style:style>
    <style:style style:name="T8" style:family="text">
      <style:text-properties fo:background-color="#ffff00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ecificação da Máquina Virtual M2 – <text:span text:style-name="T1">atualizada em 18/02/2010</text:span></text:p>
      <text:p text:style-name="P2">por Odilon Nelson Grisi Dantas &lt;odilon.nelson@gmail.com&gt;</text:p>
      <text:p text:style-name="P2"/>
      <text:p text:style-name="P2">M2 é uma máquina virtual de 2 endereços, assim chamada porque suas instruções lógico-aritméticas sempre têm 2 operandos. A máquina virtual é uma plataforma que faz as vezes de hardware e S.O.</text:p>
      <text:p text:style-name="P2"/>
      <text:p text:style-name="P2"/>
      <text:p text:style-name="P1">Tipos</text:p>
      <text:p text:style-name="P2"/>
      <text:p text:style-name="P2">Os tipos de dados da M2 são: Byte (8 bits, inteiro), Word (32 bits, inteiro) e Float (32 bits, ponto flutuante)</text:p>
      <text:p text:style-name="P2"/>
      <text:p text:style-name="P1">Formato do Executável</text:p>
      <text:p text:style-name="P2"/>
      <text:p text:style-name="P3">TODO: Separar a representação estática (arquivo em disco) da representção dinâmica (processo carregado na memória)</text:p>
      <text:p text:style-name="P2"/>
      <text:p text:style-name="P2">A ordem dos bytes no arquivo é Little-Endian. O arquivo executável, por convenção, tem um sufixo .bin e seu formato é o seguinte:</text:p>
      <text:p text:style-name="P2"/>
      <text:p text:style-name="P2"><draw:frame draw:style-name="fr1" draw:name="Quadro25" text:anchor-type="paragraph" svg:x="4.567cm" svg:y="0.254cm" svg:width="4.001cm" draw:z-index="5"><draw:text-box fo:min-height="1cm"><text:p text:style-name="Frame_20_contents">Cabeçalho</text:p></draw:text-box></draw:frame></text:p>
      <text:p text:style-name="P2"/>
      <text:p text:style-name="P1"/>
      <text:p text:style-name="P1"><draw:frame draw:style-name="fr1" draw:name="Quadro26" text:anchor-type="paragraph" svg:x="4.567cm" svg:y="0.051cm" svg:width="4.001cm" draw:z-index="6"><draw:text-box fo:min-height="1cm"><text:p text:style-name="Frame_20_contents">Segmento de código (instruções)</text:p></draw:text-box></draw:frame></text:p>
      <text:p text:style-name="P1"/>
      <text:p text:style-name="P1"/>
      <text:p text:style-name="P2"><draw:frame draw:style-name="fr1" draw:name="Quadro27" text:anchor-type="paragraph" svg:x="4.567cm" svg:y="0.125cm" svg:width="4.001cm" draw:z-index="8"><draw:text-box fo:min-height="1cm"><text:p text:style-name="Frame_20_contents"><text:bookmark-start text:name="DDE_LINK"/>Segmento de <text:bookmark-end text:name="DDE_LINK"/>dados</text:p></draw:text-box></draw:frame><draw:frame draw:style-name="fr1" draw:name="Quadro30" text:anchor-type="paragraph" svg:x="9.084cm" svg:y="0.215cm" svg:width="1.991cm" draw:z-index="10"><draw:text-box fo:min-height="0.714cm"><text:p text:style-name="Frame_20_contents">opcional</text:p></draw:text-box></draw:frame></text:p>
      <text:p text:style-name="P2"/>
      <text:p text:style-name="P2"><draw:frame draw:style-name="fr1" draw:name="Quadro28" text:anchor-type="paragraph" svg:x="4.567cm" svg:y="0.323cm" svg:width="4.001cm" draw:z-index="7"><draw:text-box fo:min-height="1cm"><text:p text:style-name="Frame_20_contents">Segmento de dados não inicializados</text:p></draw:text-box></draw:frame></text:p>
      <text:p text:style-name="P2"><draw:frame draw:style-name="fr1" draw:name="Quadro31" text:anchor-type="paragraph" svg:x="9.084cm" svg:y="0.254cm" svg:width="1.991cm" draw:z-index="12"><draw:text-box fo:min-height="0.714cm"><text:p text:style-name="Frame_20_contents">opcional</text:p></draw:text-box></draw:frame></text:p>
      <text:p text:style-name="P2"/>
      <text:p text:style-name="P2"><draw:frame draw:style-name="fr1" draw:name="Quadro29" text:anchor-type="paragraph" svg:x="4.567cm" svg:y="0.397cm" svg:width="4.001cm" draw:z-index="9"><draw:text-box fo:min-height="1cm"><text:p text:style-name="Frame_20_contents">Segmento de pilha</text:p></draw:text-box></draw:frame></text:p>
      <text:p text:style-name="P2"><draw:frame draw:style-name="fr1" draw:name="Quadro32" text:anchor-type="paragraph" svg:x="9.084cm" svg:y="0.125cm" svg:width="1.991cm" draw:z-index="11"><draw:text-box fo:min-height="0.714cm"><text:p text:style-name="Frame_20_contents">opcional</text:p></draw:text-box></draw:frame></text:p>
      <text:p text:style-name="P2"/>
      <text:p text:style-name="P2"/>
      <text:p text:style-name="P2"/>
      <text:p text:style-name="P2">Cabeçalho (28 bytes):</text:p>
      <text:p text:style-name="P2"><text:tab/>2 bytes de 'assinatura': 'M','2'</text:p>
      <text:p text:style-name="P2"><text:tab/>2 bytes para controle de versão (atual: 0.9)</text:p>
      <text:p text:style-name="P2"><text:tab/>4 bytes (1 word) com o tamanho do segmento de código</text:p>
      <text:p text:style-name="P2"><text:tab/>4 bytes (1 word) com o tamanho do segmento de dados</text:p>
      <text:p text:style-name="P2"><text:tab/>4 bytes (1 word) com o tamanho do segmento de dados não inicializados</text:p>
      <text:p text:style-name="P2"><text:tab/>4 bytes (1 word) com o tamanho do segmento de pilha</text:p>
      <text:p text:style-name="P2"><text:tab/>8 bytes (2 words) reservados para uso futuro</text:p>
      <text:p text:style-name="P2"/>
      <text:p text:style-name="P2">O propósito do cabeçalho, como exposto pela estrutura acima descrita, é guiar o módulo <text:span text:style-name="T5">loader</text:span> da máquina no correto carregamento do executável e sua configuração para execução. Por exemplo: um arquivo que não inicie com a assinatura 'M2' não chega a ser processado, sendo imediatamente rejeitado como executável inválido. Caso o executável tenha sido registrado como montado/compilado para uma versão diferente da máquina, o mesmo também não é processado.</text:p>
      <text:p text:style-name="P2"/>
      <text:p text:style-name="P2"/>
      <text:p text:style-name="P1">Formato dos dados</text:p>
      <text:p text:style-name="P2"/>
      <text:p text:style-name="P2">A máquina é capaz de manipular dados com a granularidade de bytes, half-words (2 bytes) ou words (4 bytes); Todos os valores, exceto bytes, são sinalizados (signed).</text:p>
      <text:p text:style-name="P2"/>
      <text:p text:style-name="P2"/>
      <text:p text:style-name="P2"/>
      <text:p text:style-name="P2"/>
      <text:p text:style-name="P1"><text:soft-page-break/>Pilha</text:p>
      <text:p text:style-name="P2"/>
      <text:p text:style-name="P2">Apenas valores de 32-bit podem ser empilhados ou desempilhados (através de registradores); a pilha cresce do maior para o menor endereço de memória.</text:p>
      <text:p text:style-name="P2"/>
      <text:p text:style-name="P2"/>
      <text:p text:style-name="P1">Registradores</text:p>
      <text:p text:style-name="P2"/>
      <text:p text:style-name="P2">Todos são de 32-bit, sendo 16 inteiros e 16 de ponto-flutuante</text:p>
      <text:p text:style-name="P2"/>
      <text:p text:style-name="P2">Registradores Inteiros:</text:p>
      <text:p text:style-name="P2"><text:tab/>R0...R5 <text:s/>– Propósito geral</text:p>
      <text:p text:style-name="P2"><text:tab/>R6 <text:s/>- FR - Flags Register</text:p>
      <text:p text:style-name="P2"><text:tab/>R7 <text:s/>- IR - Interrupt Register</text:p>
      <text:p text:style-name="P2"><text:tab/>R8 <text:s/>- MR - Mode Register</text:p>
      <text:p text:style-name="P2"><text:tab/>R9 <text:s/>- DT - Data Segment Start</text:p>
      <text:p text:style-name="P2"><text:tab/>R10 - UD - Uninitialized Segment Start</text:p>
      <text:p text:style-name="P2"><text:tab/>R11 - ST - Stack Top</text:p>
      <text:p text:style-name="P2"><text:tab/>R12 - SB - Stack Bottom</text:p>
      <text:p text:style-name="P2"><text:tab/>R13 - SP - Stack Pointer</text:p>
      <text:p text:style-name="P2"><text:tab/>R14 - FP - Frame Pointer</text:p>
      <text:p text:style-name="P2"><text:tab/>R15 - IP - Instruction Pointer</text:p>
      <text:p text:style-name="P2">Registradores Float:</text:p>
      <text:p text:style-name="P2"><text:tab/>F0...F5 <text:s/>– Propósito geral</text:p>
      <text:p text:style-name="P2"><text:tab/>F6 em diante são Indefinidos (Reservados para uso futuro)</text:p>
      <text:p text:style-name="P2"/>
      <text:p text:style-name="P2"/>
      <text:p text:style-name="P2"/>
      <text:p text:style-name="P1">Formato das Instruções</text:p>
      <text:p text:style-name="P2"/>
      <text:p text:style-name="P2">Sempre em 4 bytes (1 Word):</text:p>
      <text:p text:style-name="P4">OBS: Os campos reg podem não ser usados, dependendo se a instrução aceita 0, 1 ou 2 argumentos</text:p>
      <text:p text:style-name="P4"/>
      <text:p text:style-name="P4"/>
      <text:p text:style-name="P2"><draw:frame draw:style-name="fr1" draw:name="Quadro17" text:anchor-type="paragraph" svg:x="6.114cm" svg:y="0.229cm" svg:width="2cm" draw:z-index="4"><draw:text-box fo:min-height="0.499cm"><text:p text:style-name="Frame_20_contents">im16</text:p></draw:text-box></draw:frame><draw:frame draw:style-name="fr1" draw:name="Quadro16" text:anchor-type="paragraph" svg:x="4.115cm" svg:y="0.229cm" svg:width="2cm" draw:z-index="3"><draw:text-box fo:min-height="0.499cm"><text:p text:style-name="Frame_20_contents">im16</text:p></draw:text-box></draw:frame><draw:frame draw:style-name="fr1" draw:name="Quadro15" text:anchor-type="paragraph" svg:x="3.117cm" svg:y="0.229cm" svg:width="1cm" draw:z-index="2"><draw:text-box fo:min-height="0.499cm"><text:p text:style-name="Frame_20_contents">reg</text:p></draw:text-box></draw:frame><draw:frame draw:style-name="fr1" draw:name="Quadro14" text:anchor-type="paragraph" svg:x="2.118cm" svg:y="0.229cm" svg:width="1cm" draw:z-index="1"><draw:text-box fo:min-height="0.61cm"><text:p text:style-name="Frame_20_contents">reg</text:p></draw:text-box></draw:frame><draw:frame draw:style-name="fr1" draw:name="Quadro13" text:anchor-type="paragraph" svg:x="0.12cm" svg:y="0.229cm" svg:width="2cm" draw:z-index="0"><draw:text-box fo:min-height="0.499cm"><text:p text:style-name="Frame_20_contents">opcode</text:p></draw:text-box></draw:frame></text:p>
      <text:p text:style-name="P2"/>
      <text:p text:style-name="P10"/>
      <text:p text:style-name="P13"><text:s text:c="2"/>byte 3 <text:s text:c="5"/>byte 2 <text:s text:c="3"/>byte 1 <text:s text:c="4"/>byte 0</text:p>
      <text:p text:style-name="P10"/>
      <text:p text:style-name="P10"/>
      <text:p text:style-name="P10">opcode: Código de operação</text:p>
      <text:p text:style-name="P10">reg: codificação de um registrador (em 4 bits)</text:p>
      <text:p text:style-name="P10">im16: imediato, em 16 bits (halfword)</text:p>
      <text:p text:style-name="P10"/>
      <text:p text:style-name="P10">Obs: Sempre que um dado menor que 32 bits for carregado em um registrador, o valor sofrerá extensão de sinal para se adequar a 32 bits.</text:p>
      <text:p text:style-name="P10"/>
      <text:p text:style-name="P11">TODO: Adicionar exemplos de codificação de instruções</text:p>
      <text:p text:style-name="P10"/>
      <text:p text:style-name="P1">Conjunto de Instruções (por funcionalidade)</text:p>
      <text:p text:style-name="P10"/>
      <text:p text:style-name="P12">[ Aritméticas ]</text:p>
      <text:p text:style-name="P5"><text:tab/>ADD<text:tab/><text:tab/>- Soma</text:p>
      <text:p text:style-name="P5"><text:tab/>SUB<text:tab/><text:tab/>- Subtração</text:p>
      <text:p text:style-name="P5"><text:tab/>MUL<text:tab/><text:tab/>- Multiplicação</text:p>
      <text:p text:style-name="P5"><text:tab/>DIV<text:tab/><text:tab/>- Divisão</text:p>
      <text:p text:style-name="P5"><text:tab/>NEG<text:tab/><text:tab/>- Negação (troca de sinal)</text:p>
      <text:p text:style-name="P5"><text:tab/>INC<text:tab/><text:tab/>- Incremento de 1</text:p>
      <text:p text:style-name="P5"><text:tab/>DEC<text:tab/><text:tab/>- Decremento de 1</text:p>
      <text:p text:style-name="P5"><text:tab/></text:p>
      <text:p text:style-name="P5"><text:soft-page-break/><text:tab/>Todas operam sobre registradores. A instrução ADD pode ser usada com um <text:tab/>imediato como segundo operando.</text:p>
      <text:p text:style-name="P5"><text:tab/>Exemplos:</text:p>
      <text:p text:style-name="P5"><text:tab/></text:p>
      <text:p text:style-name="P5"><text:tab/>ADD<text:tab/>R0, R1<text:tab/>;R0 &lt;- R0 + R1</text:p>
      <text:p text:style-name="P5"><text:tab/>DIV<text:tab/>R0, R1<text:tab/>;R0 &lt;- R0 / R1</text:p>
      <text:p text:style-name="P5"><text:tab/><text:tab/><text:tab/><text:tab/>;R1 &lt;- R0 % R1</text:p>
      <text:p text:style-name="P5"><text:tab/>INC<text:tab/>R1<text:tab/><text:tab/>;R1 &lt;- R1 + 1</text:p>
      <text:p text:style-name="P5"><text:tab/>ADD<text:tab/>R0, 2<text:tab/><text:tab/>;R0 &lt;- R0 + 2</text:p>
      <text:p text:style-name="P5"/>
      <text:p text:style-name="P5"/>
      <text:p text:style-name="P5">[ Lógicas ]</text:p>
      <text:p text:style-name="P12"><text:tab/>AND<text:tab/><text:tab/>- E lógico</text:p>
      <text:p text:style-name="P5"><text:tab/>OR<text:span text:style-name="T2"><text:tab/><text:tab/>- OU lógico</text:span></text:p>
      <text:p text:style-name="P5"><text:tab/>XOR<text:span text:style-name="T2"><text:tab/><text:tab/>- OU Exclusivo lógico</text:span></text:p>
      <text:p text:style-name="P5"><text:tab/>NOT<text:span text:style-name="T2"><text:tab/><text:tab/>- NÃO lógico</text:span></text:p>
      <text:p text:style-name="P6"/>
      <text:p text:style-name="P6"><text:tab/>Todas operam sobre registradores. Todas, à exceção de NOT, podem ter um <text:tab/>segundo operando imediato.</text:p>
      <text:p text:style-name="P6"><text:tab/>Exemplos:</text:p>
      <text:p text:style-name="P6"/>
      <text:p text:style-name="P6"><text:tab/>AND<text:tab/>R0, R1</text:p>
      <text:p text:style-name="P6"><text:tab/>AND<text:tab/>R0, 0x000000ff</text:p>
      <text:p text:style-name="P6"><text:tab/>NOT<text:tab/>R1</text:p>
      <text:p text:style-name="P14"/>
      <text:p text:style-name="P14"/>
      <text:p text:style-name="P5">[ Deslocamento de Bits ]</text:p>
      <text:p text:style-name="P12"><text:tab/>SHL<text:tab/><text:tab/>- Desloca valor em registrador N bits à esquerda</text:p>
      <text:p text:style-name="P5"><text:tab/>SHR<text:span text:style-name="T2"><text:tab/><text:tab/>- Desloca valor em registrador N bits à direita</text:span></text:p>
      <text:p text:style-name="P6"/>
      <text:p text:style-name="P6"><text:tab/>Primeiro operando é registrador; o segundo é um imediato.</text:p>
      <text:p text:style-name="P6"><text:tab/>Exemplos:</text:p>
      <text:p text:style-name="P6"><text:tab/></text:p>
      <text:p text:style-name="P6"><text:tab/>SHL<text:tab/>R0, 1</text:p>
      <text:p text:style-name="P6"><text:tab/>SHR<text:tab/>R1, 2</text:p>
      <text:p text:style-name="P5"/>
      <text:p text:style-name="P5">[ Cópia entre Registradores ]</text:p>
      <text:p text:style-name="P12"><text:tab/>CPY<text:tab/><text:tab/>- Copia valor de um registrador para outro</text:p>
      <text:p text:style-name="P12"/>
      <text:p text:style-name="P12"><text:tab/>Exemplos:</text:p>
      <text:p text:style-name="P12"><text:tab/></text:p>
      <text:p text:style-name="P12"><text:tab/>CPY<text:tab/>R0, R1</text:p>
      <text:p text:style-name="P12"><text:tab/>CPY<text:tab/>F0, F1</text:p>
      <text:p text:style-name="P12"><text:tab/>CPY<text:tab/>R0, F0</text:p>
      <text:p text:style-name="P12"><text:tab/>CPY<text:tab/>F0, R0</text:p>
      <text:p text:style-name="P9"/>
      <text:p text:style-name="P9"/>
      <text:p text:style-name="P5">[ Comparação ]</text:p>
      <text:p text:style-name="P12"><text:tab/>CMP<text:tab/><text:tab/>- Compara os argumentos; resultado fica no registrador FLAGS</text:p>
      <text:p text:style-name="P9"><text:tab/></text:p>
      <text:p text:style-name="P9"><text:tab/>O segundo argumento pode ser um registrador ou um imediato.</text:p>
      <text:p text:style-name="P9"><text:tab/>Exemplos:</text:p>
      <text:p text:style-name="P9"/>
      <text:p text:style-name="P9"><text:tab/>CMP<text:tab/>R0, R1</text:p>
      <text:p text:style-name="P9"><text:tab/>CMP<text:tab/>R0, 0</text:p>
      <text:p text:style-name="P5"/>
      <text:p text:style-name="P5"/>
      <text:p text:style-name="P5">[ Cópia entre Registrador/Memória ]</text:p>
      <text:p text:style-name="P12"><text:tab/>LOD<text:tab/><text:tab/>- Carrega valor da memória para um registrador</text:p>
      <text:p text:style-name="P5"><text:tab/>STOR<text:tab/><text:tab/>- Armazena valor em registrador na memória</text:p>
      <text:p text:style-name="P5"/>
      <text:p text:style-name="P5"><text:tab/>Instruções Load/Store sempre são indiretas e indexadas, o que significa <text:tab/>que um de seus operandos é um registrador e o outro representa uma posição <text:soft-page-break/><text:tab/>de memória dada por uma base (em um registrador) somada a um deslocamento.</text:p>
      <text:p text:style-name="P5"><text:tab/>Exemplos:</text:p>
      <text:p text:style-name="P5"><text:tab/></text:p>
      <text:p text:style-name="P5"><text:tab/>LOD<text:tab/>R0, *DT</text:p>
      <text:p text:style-name="P5"><text:tab/>LOD<text:tab/>R0, *(DT+4)</text:p>
      <text:p text:style-name="P5"><text:tab/>STOR<text:tab/>*DT, R1</text:p>
      <text:p text:style-name="P5"><text:tab/>STOR<text:tab/>*(R0-8), R1<text:tab/><text:tab/>;deslocamento negativo</text:p>
      <text:p text:style-name="P5"><text:tab/></text:p>
      <text:p text:style-name="P5"/>
      <text:p text:style-name="P5">[ Desvios ]</text:p>
      <text:p text:style-name="P5"><text:tab/>JMP<text:tab/><text:tab/>- Desvio incondicional</text:p>
      <text:p text:style-name="P5"><text:tab/>JE<text:tab/><text:tab/>- Desvio se igual</text:p>
      <text:p text:style-name="P5"><text:tab/>JNE<text:tab/><text:tab/>- Desvio se não igual</text:p>
      <text:p text:style-name="P5"><text:tab/>JL<text:tab/><text:tab/>- Desvio se menor</text:p>
      <text:p text:style-name="P5"><text:tab/>JLE<text:tab/><text:tab/>- Desvio se menor ou igual</text:p>
      <text:p text:style-name="P5"><text:tab/>JG<text:tab/><text:tab/>- Desvio se maior</text:p>
      <text:p text:style-name="P5"><text:tab/>JGE<text:tab/><text:tab/>- Desvio se maior ou igual</text:p>
      <text:p text:style-name="P5"/>
      <text:p text:style-name="P5"><text:tab/>Os desvios são feitos com relação ao valor atual de IP (Instruction <text:tab/>Pointer); o deslocamento dado (em 16-bits, estendidos por sinal para 32 <text:tab/>bits) é somado ao endereço da próxima instrução para computar o <text:tab/>endereço <text:tab/>de desvio. Os desvios condicionais consideram o valor atual no<text:tab/>registrador FLAGS, resultado da última comparação.</text:p>
      <text:p text:style-name="P5"><text:tab/>Exemplos:</text:p>
      <text:p text:style-name="P5"/>
      <text:p text:style-name="P5"><text:tab/>JMP<text:tab/>+12<text:tab/>;desvia para [endereço da próx. instrução + 12]</text:p>
      <text:p text:style-name="P5"><text:tab/>JG<text:tab/>-8<text:tab/>;desvia para [endereço da próx. instrução – 8], se na última <text:tab/><text:tab/><text:tab/>;comparação o primeiro operando era maior que o segundo</text:p>
      <text:p text:style-name="P5"/>
      <text:p text:style-name="P5">[ Subrotinas ]</text:p>
      <text:p text:style-name="P5"><text:tab/>INT<text:tab/><text:tab/>- Ativa rotina de interrupção</text:p>
      <text:p text:style-name="P5"><text:tab/>CALL<text:tab/><text:tab/>- Chamada de procedimento</text:p>
      <text:p text:style-name="P5"><text:tab/>RET<text:tab/><text:tab/>- Retorno de procedimento</text:p>
      <text:p text:style-name="P5"/>
      <text:p text:style-name="P5"><text:tab/>As interrupções são dadas por uma numeração em um imediato, e a função <text:tab/>escolhida é designada em IR (Interrupt Register).</text:p>
      <text:p text:style-name="P5"><text:tab/>A instrução CALL é semelhante a um JUMP, mas antes de fazer o desvio, <text:tab/>empilha o endereço de retorno; o endereço da rotina é relativo ao IP, <text:tab/>assim como nas instruções de JUMP. RET, por sua vez, desempilha o endereço <text:tab/>de retorno e faz um desvio para o endereço desempilhado.</text:p>
      <text:p text:style-name="P5"/>
      <text:p text:style-name="P5"/>
      <text:p text:style-name="P5">[ Manipulação da Pilha ]</text:p>
      <text:p text:style-name="P5"><text:tab/>PUSH <text:tab/><text:tab/>- Empilha registrador</text:p>
      <text:p text:style-name="P5"><text:tab/>POP<text:tab/><text:tab/>- Desempilha valor e copia em registrador</text:p>
      <text:p text:style-name="P5"/>
      <text:p text:style-name="P5"/>
      <text:p text:style-name="P5">[ Miscelânea ]</text:p>
      <text:p text:style-name="P5"><text:tab/>NOP <text:tab/><text:tab/>– No Operation</text:p>
      <text:p text:style-name="P5"><text:tab/>HALT<text:tab/><text:tab/>- Finalizar VM</text:p>
      <text:p text:style-name="P5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Conjunto de Instruções (por ordem crescente de opcode)</text:p>
      <text:p text:style-name="Preformatted_20_Text">(Nota: Rn é um Registrador Inteiro; Fn um registrador Float, imm é um valor imediato e offset, uma posição de memória)</text:p>
      <text:p text:style-name="Preformatted_20_Text"/>
      <table:table table:name="Tabela1" table:style-name="Tabela1">
        <table:table-column table:style-name="Tabela1.A"/>
        <table:table-column table:style-name="Tabela1.B"/>
        <table:table-row>
          <table:table-cell office:value-type="string">
            <text:p text:style-name="P5">NOP<text:tab/><text:tab/><text:tab/><text:tab/>(opcode: 0)</text:p>
            <text:p text:style-name="P5">HALT<text:tab/><text:tab/><text:tab/><text:tab/>(opcode: 1)</text:p>
            <text:p text:style-name="P5">INC Rn<text:tab/><text:tab/><text:tab/>(opcode: 2)</text:p>
            <text:p text:style-name="P5">DEC Rn<text:tab/><text:tab/><text:tab/>(opcode: 3)</text:p>
            <text:p text:style-name="P5">ADD Rn,Rn<text:tab/><text:tab/><text:tab/>(opcode: 4)</text:p>
            <text:p text:style-name="P5">ADD Rn,imm<text:tab/><text:tab/><text:tab/>(opcode: 5)</text:p>
            <text:p text:style-name="P5">SUB Rn,Rn<text:tab/><text:tab/><text:tab/>(opcode: 6)</text:p>
            <text:p text:style-name="P5">MUL Rn,Rn<text:tab/><text:tab/><text:tab/>(opcode: 7)</text:p>
            <text:p text:style-name="P5">DIV Rn,Rn<text:tab/><text:tab/><text:tab/>(opcode: 8)</text:p>
            <text:p text:style-name="P5">NEG Rn<text:tab/><text:tab/><text:tab/>(opcode: 9)</text:p>
            <text:p text:style-name="P5">ADD Fn,Fn<text:tab/><text:tab/><text:tab/>(opcode: 10)</text:p>
            <text:p text:style-name="P5">SUB Fn,Fn<text:tab/><text:tab/><text:tab/>(opcode: 11)</text:p>
            <text:p text:style-name="P5">MUL Fn,Fn<text:tab/><text:tab/><text:tab/>(opcode: 12)</text:p>
            <text:p text:style-name="P5">DIV Fn,Fn<text:tab/><text:tab/><text:tab/>(opcode: 13)</text:p>
            <text:p text:style-name="P5">NEG Fn<text:tab/><text:tab/><text:tab/>(opcode: 14)</text:p>
            <text:p text:style-name="P5">AND Rn,Rn<text:tab/><text:tab/><text:tab/>(opcode: 15)</text:p>
            <text:p text:style-name="P5">AND Rn,imm<text:tab/><text:tab/><text:tab/>(opcode: 16)</text:p>
            <text:p text:style-name="P5">OR Rn,Rn<text:tab/><text:tab/><text:tab/>(opcode: 17)</text:p>
            <text:p text:style-name="P5">OR Rn,imm<text:tab/><text:tab/><text:tab/>(opcode: 18)</text:p>
            <text:p text:style-name="P5">XOR Rn,Rn<text:tab/><text:tab/><text:tab/>(opcode: 19)</text:p>
            <text:p text:style-name="P5">XOR Rn,imm<text:tab/><text:tab/><text:tab/>(opcode: 20)</text:p>
            <text:p text:style-name="P5">NOT Rn<text:tab/><text:tab/><text:tab/>(opcode: 21)</text:p>
            <text:p text:style-name="P5">SHL Rn,imm<text:tab/><text:tab/><text:tab/>(opcode: 22)</text:p>
            <text:p text:style-name="P5">SHR Rn,imm<text:tab/><text:tab/><text:tab/>(opcode: 23)</text:p>
            <text:p text:style-name="P5">CPY Rn,Rn<text:tab/><text:tab/><text:tab/>(opcode: 24)</text:p>
            <text:p text:style-name="P5">CPY Fn,Fn<text:tab/><text:tab/><text:tab/>(opcode: 25)</text:p>
            <text:p text:style-name="P5">CPY Fn,Rn<text:tab/><text:tab/><text:tab/>(opcode: 26)</text:p>
            <text:p text:style-name="P5">CPY Rn,Fn<text:tab/><text:tab/><text:tab/>(opcode: 27)</text:p>
            <text:p text:style-name="P5">CMP Rn,Rn<text:tab/><text:tab/><text:tab/>(opcode: 28)</text:p>
            <text:p text:style-name="P5">CMP Rn,imm<text:tab/><text:tab/><text:tab/>(opcode: 29)</text:p>
            <text:p text:style-name="P5">CMP Fn,Fn<text:tab/><text:tab/><text:tab/>(opcode: 30)</text:p>
            <text:p text:style-name="P7">LOD Rn,*(Rn+n)<text:tab/><text:tab/>(opcode: 31)</text:p>
          </table:table-cell>
          <table:table-cell office:value-type="string">
            <text:p text:style-name="P5">LOD Rn,BYTE *(Rn+n)<text:tab/>(opcode: 32)</text:p>
            <text:p text:style-name="P5">LOD Fn,*(Rn+n)<text:tab/><text:tab/>(opcode: 33)</text:p>
            <text:p text:style-name="P5">LOD Rn,imm<text:tab/><text:tab/><text:tab/>(opcode: 34)</text:p>
            <text:p text:style-name="P5">LOD Fn,imm<text:tab/><text:tab/><text:tab/>(opcode: 35)</text:p>
            <text:p text:style-name="P5">STOR *(Rn+n),Rn<text:tab/><text:tab/>(opcode: 36)</text:p>
            <text:p text:style-name="P5">STOR *(Rn+n),BYTE Rn<text:tab/>(opcode: 37)</text:p>
            <text:p text:style-name="P5">STOR *(Rn+n),Fn<text:tab/><text:tab/>(opcode: 38)</text:p>
            <text:p text:style-name="P5">JMP offset<text:tab/><text:tab/><text:tab/>(opcode: 39)</text:p>
            <text:p text:style-name="P5">JE offset<text:tab/><text:tab/><text:tab/>(opcode: 40)</text:p>
            <text:p text:style-name="P5">JNE offset<text:tab/><text:tab/><text:tab/>(opcode: 41)</text:p>
            <text:p text:style-name="P5">JL offset<text:tab/><text:tab/><text:tab/>(opcode: 42)</text:p>
            <text:p text:style-name="P5">JLE offset<text:tab/><text:tab/><text:tab/>(opcode: 43)</text:p>
            <text:p text:style-name="P5">JG offset<text:tab/><text:tab/><text:tab/>(opcode: 44)</text:p>
            <text:p text:style-name="P5">JGE offset<text:tab/><text:tab/><text:tab/>(opcode: 45)</text:p>
            <text:p text:style-name="P5">INT imm<text:tab/><text:tab/><text:tab/>(opcode: 46)</text:p>
            <text:p text:style-name="P5">CALL offset<text:tab/><text:tab/><text:tab/>(opcode: 47)</text:p>
            <text:p text:style-name="P5">RET<text:tab/><text:tab/><text:tab/><text:tab/>(opcode: 48)</text:p>
            <text:p text:style-name="P5">PUSH Rn<text:tab/><text:tab/><text:tab/>(opcode: 49)</text:p>
            <text:p text:style-name="P5">POP Rn<text:tab/><text:tab/><text:tab/>(opcode: 50)</text:p>
            <text:p text:style-name="P5">PUSH Fn<text:tab/><text:tab/><text:tab/>(opcode: 51)</text:p>
            <text:p text:style-name="P5">POP Fn<text:tab/><text:tab/><text:tab/>(opcode: 52)</text:p>
            <text:p text:style-name="P8"/>
          </table:table-cell>
        </table:table-row>
      </table:table>
      <text:p text:style-name="Preformatted_20_Text"/>
      <text:p text:style-name="Preformatted_20_Text"/>
      <text:p text:style-name="P5"/>
      <text:p text:style-name="P1">Interrupções</text:p>
      <text:p text:style-name="Preformatted_20_Text"/>
      <text:p text:style-name="Preformatted_20_Text">Usadas para comunicação entre a máquina e o ambiente externo (SO, periféricos).</text:p>
      <text:p text:style-name="Preformatted_20_Text">O registrador IR é usado para definir que função será ativada, sendo que o parâmetro e/ou saída da interrupção fica em registrador (geralmente, R0).</text:p>
      <text:p text:style-name="Preformatted_20_Text"/>
      <text:p text:style-name="Preformatted_20_Text">No momento, as interrupções definidas são:</text:p>
      <text:p text:style-name="Preformatted_20_Text"/>
      <text:p text:style-name="Preformatted_20_Text"/>
      <text:p text:style-name="P1"><text:tab/>Int 0: VM version</text:p>
      <text:p text:style-name="Preformatted_20_Text"><text:tab/><text:tab/> <text:s/>- retorna a versão no byte mais baixo de R0, sendo sua metade alta <text:tab/><text:tab/> <text:s text:c="3"/>a versão maior e sua metadebaixa a versão menor</text:p>
      <text:p text:style-name="Preformatted_20_Text"/>
      <text:p text:style-name="Preformatted_20_Text"/>
      <text:p text:style-name="P1"><text:tab/>Int 1: I/O</text:p>
      <text:p text:style-name="Preformatted_20_Text"><text:tab/><text:tab/>Função 0: <text:s/>write char (console):</text:p>
      <text:p text:style-name="Preformatted_20_Text"><text:tab/><text:tab/><text:tab/><text:tab/> - valor em R0</text:p>
      <text:p text:style-name="Preformatted_20_Text"><text:tab/><text:tab/>Função 1: <text:s/>read char (console):</text:p>
      <text:p text:style-name="Preformatted_20_Text"><text:tab/><text:tab/><text:tab/><text:tab/> - retorno em R0</text:p>
      <text:p text:style-name="Preformatted_20_Text"><text:tab/><text:tab/>Função 2: <text:s/>write int (console):</text:p>
      <text:p text:style-name="Preformatted_20_Text"><text:tab/><text:tab/><text:tab/><text:tab/> - valor em R0</text:p>
      <text:p text:style-name="Preformatted_20_Text"><text:tab/><text:tab/>Função 3: <text:s/>read int (console):</text:p>
      <text:p text:style-name="Preformatted_20_Text"><text:tab/><text:tab/><text:tab/><text:tab/> - retorno em R0</text:p>
      <text:p text:style-name="Preformatted_20_Text"><text:tab/><text:tab/>Função 4: <text:s/>write float (console):</text:p>
      <text:p text:style-name="Preformatted_20_Text"><text:tab/><text:tab/><text:tab/><text:tab/> - valor em F0</text:p>
      <text:p text:style-name="Preformatted_20_Text"><text:soft-page-break/><text:tab/><text:tab/>Função 5: <text:s/>read float (console):</text:p>
      <text:p text:style-name="Preformatted_20_Text"><text:tab/><text:tab/><text:tab/><text:tab/> - retorno em F0</text:p>
      <text:p text:style-name="Preformatted_20_Text"><text:tab/><text:tab/>Função 6: <text:s/>write zero-terminated string (console):</text:p>
      <text:p text:style-name="Preformatted_20_Text"><text:tab/><text:tab/><text:tab/><text:tab/> - endereço da string em R0</text:p>
      <text:p text:style-name="Preformatted_20_Text"><text:tab/><text:tab/>Função 7: <text:s/>read zero-terminated string (console):</text:p>
      <text:p text:style-name="Preformatted_20_Text"><text:tab/><text:tab/><text:tab/><text:tab/> - endereço da string de retorno em R0</text:p>
      <text:p text:style-name="Preformatted_20_Text"><text:tab/><text:tab/>Função 8: <text:s/>open file for writing</text:p>
      <text:p text:style-name="Preformatted_20_Text"><text:tab/><text:tab/><text:tab/><text:tab/> - endereço da string com nome do arquivo em R0</text:p>
      <text:p text:style-name="Preformatted_20_Text"><text:tab/><text:tab/><text:tab/><text:tab/> - retorno em R0: handle do arquivo</text:p>
      <text:p text:style-name="Preformatted_20_Text"><text:tab/><text:tab/>Função 9: <text:s/>open file for reading</text:p>
      <text:p text:style-name="Preformatted_20_Text"><text:tab/><text:tab/><text:tab/><text:tab/> - endereço da string com nome do arquivo em R0</text:p>
      <text:p text:style-name="Preformatted_20_Text"><text:tab/><text:tab/><text:tab/><text:tab/> - retorno em R0: handle do arquivo</text:p>
      <text:p text:style-name="Preformatted_20_Text"><text:tab/><text:tab/>Função 10: close file</text:p>
      <text:p text:style-name="Preformatted_20_Text"><text:tab/><text:tab/><text:tab/><text:tab/> - handle do arquivo em R0</text:p>
      <text:p text:style-name="Preformatted_20_Text"><text:tab/><text:tab/>Função 11: write bytes to file</text:p>
      <text:p text:style-name="Preformatted_20_Text"><text:tab/><text:tab/><text:tab/><text:tab/> - handle do arquivo em R0</text:p>
      <text:p text:style-name="Preformatted_20_Text"><text:tab/><text:tab/><text:tab/><text:tab/> - num. de bytes a escrever em R1</text:p>
      <text:p text:style-name="Preformatted_20_Text"><text:tab/><text:tab/><text:tab/><text:tab/> - endereço do buffer em R2</text:p>
      <text:p text:style-name="Preformatted_20_Text"><text:tab/><text:tab/>Função 12: read bytes from file</text:p>
      <text:p text:style-name="Preformatted_20_Text"><text:tab/><text:tab/><text:tab/><text:tab/> - handle do arquivo em R0</text:p>
      <text:p text:style-name="Preformatted_20_Text"><text:tab/><text:tab/><text:tab/><text:tab/> - num. de bytes a ler em R1</text:p>
      <text:p text:style-name="Preformatted_20_Text"><text:tab/><text:tab/><text:tab/><text:tab/> - endereço do buffer em R2</text:p>
      <text:p text:style-name="Preformatted_20_Text"><text:tab/><text:tab/>Função 13: test for end of file</text:p>
      <text:p text:style-name="Preformatted_20_Text"><text:tab/><text:tab/><text:tab/><text:tab/> - handle do arquivo em R0</text:p>
      <text:p text:style-name="Preformatted_20_Text"><text:tab/><text:tab/><text:tab/><text:tab/> - retorno em R0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tab/>Int 2: date/time</text:p>
      <text:p text:style-name="Preformatted_20_Text"><text:tab/>NOTA: O buffer referenciado em algumas das funções a seguir é composto de <text:tab/><text:tab/>10 bytes, na seguinte ordem:</text:p>
      <text:p text:style-name="Preformatted_20_Text"><text:tab/><text:tab/><text:tab/>segundos: 1 byte, minutos: 1 byte, horas: 1 byte, dia do mês: <text:tab/><text:tab/><text:tab/>1 byte, mês: 1 byte, ano: 4 bytes, dia da semana: 1 byte.</text:p>
      <text:p text:style-name="Preformatted_20_Text"/>
      <text:p text:style-name="Preformatted_20_Text"><text:tab/><text:tab/>Função 0: <text:s/>get utc datetime</text:p>
      <text:p text:style-name="Preformatted_20_Text"><text:tab/><text:tab/><text:tab/><text:tab/>- retorna em R0 o timestamp UTC em segundos,</text:p>
      <text:p text:style-name="Preformatted_20_Text"><text:tab/><text:tab/><text:tab/><text:tab/> <text:s/>desde 01/01/1970 00:00</text:p>
      <text:p text:style-name="Preformatted_20_Text"><text:tab/><text:tab/>Função 1: <text:s/>decode utc datetime</text:p>
      <text:p text:style-name="Preformatted_20_Text"><text:tab/><text:tab/><text:tab/><text:tab/>- timestamp em segundos em R0</text:p>
      <text:p text:style-name="Preformatted_20_Text"><text:tab/><text:tab/><text:tab/><text:tab/>- buffer para resultado em R1</text:p>
      <text:p text:style-name="Preformatted_20_Text"><text:tab/><text:tab/>Função 2: <text:s/>decode utc to local time</text:p>
      <text:p text:style-name="Preformatted_20_Text"><text:tab/><text:tab/><text:tab/><text:tab/>- timestamp em segundos em R0</text:p>
      <text:p text:style-name="Preformatted_20_Text"><text:tab/><text:tab/><text:tab/><text:tab/>- buffer para resultado em R1</text:p>
      <text:p text:style-name="Preformatted_20_Text"/>
      <text:p text:style-name="Preformatted_20_Text"><text:tab/><text:tab/>Função 3: <text:s/>encode datetime</text:p>
      <text:p text:style-name="Preformatted_20_Text"><text:tab/><text:tab/><text:tab/><text:tab/>- buffer em R0</text:p>
      <text:p text:style-name="Preformatted_20_Text"><text:tab/><text:tab/><text:tab/><text:tab/>- retorna timestamp em R0</text:p>
      <text:p text:style-name="Preformatted_20_Text"><text:tab/><text:tab/>Função 4: <text:s/>performance counter</text:p>
      <text:p text:style-name="Preformatted_20_Text"><text:tab/><text:tab/><text:tab/><text:tab/>- retorna número atual de milissegundos em R0; o <text:tab/><text:tab/><text:tab/><text:tab/><text:tab/> <text:s/>contador zera a aproximadamente cada 12 dias</text:p>
      <text:p text:style-name="Preformatted_20_Text"/>
      <text:p text:style-name="Preformatted_20_Text"/>
      <text:p text:style-name="Preformatted_20_Text"/>
      <text:p text:style-name="P1"><text:tab/>Int 3: Enter debug mode (breakpoint)</text:p>
      <text:p text:style-name="Preformatted_20_Text"><text:tab/><text:tab/> <text:s/>- valor em IR é indiferente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text:span text:style-name="T4">Modo Debug</text:span></text:p>
      <text:p text:style-name="Preformatted_20_Text"/>
      <text:p text:style-name="Preformatted_20_Text"/>
      <text:p text:style-name="Preformatted_20_Text">A distribuição de M2 inclui os programas exemplo acima, em formato binário. Para executá-los passo-a-passo, de forma a melhor entender seu funcionamento, pode-se iniciar o simulador em modo debug:</text:p>
      <text:p text:style-name="Preformatted_20_Text"/>
      <text:p text:style-name="Preformatted_20_Text"><text:tab/>m2 &lt;nome_do_programa.bin&gt; --debug</text:p>
      <text:p text:style-name="Preformatted_20_Text"/>
      <text:p text:style-name="Preformatted_20_Text"/>
      <text:p text:style-name="Preformatted_20_Text">Será exibido um “banner”, e em seguida o prompt de debug (dbg&gt;); os comandos disponíveis são:</text:p>
      <text:p text:style-name="Preformatted_20_Text"/>
      <text:p text:style-name="Preformatted_20_Text"><text:tab/><text:span text:style-name="T4">r</text:span><text:tab/>Exibe os valores dos registradores inteiros</text:p>
      <text:p text:style-name="Preformatted_20_Text"><text:tab/><text:span text:style-name="T4">f</text:span><text:tab/>Exibe os valores dos registradores float</text:p>
      <text:p text:style-name="Preformatted_20_Text"><text:tab/><text:span text:style-name="T4">n</text:span><text:tab/>Executa a próxima instrução, mostrando seu código simbólico</text:p>
      <text:p text:style-name="Preformatted_20_Text"><text:tab/><text:span text:style-name="T4">d</text:span><text:tab/>Disassembly: mostra código simbólico do programa</text:p>
      <text:p text:style-name="Preformatted_20_Text"><text:span text:style-name="T4"><text:tab/>s</text:span><text:tab/>Mostra conteúdo da pilha, em Words</text:p>
      <text:p text:style-name="Preformatted_20_Text"><text:span text:style-name="T4"><text:tab/>m</text:span><text:tab/>Mostra conteúdo da memória, em Bytes <text:s/>(m end. inicial end. final)</text:p>
      <text:p text:style-name="Preformatted_20_Text"><text:tab/><text:span text:style-name="T4">q</text:span><text:tab/>Sai do modo debug, pondo a máquina no modo normal</text:p>
      <text:p text:style-name="Preformatted_20_Text"><text:tab/><text:span text:style-name="T4">x</text:span><text:tab/>Interrompe a execução da máquina</text:p>
      <text:p text:style-name="Preformatted_20_Text"/>
      <text:p text:style-name="Preformatted_20_Text"/>
      <text:p text:style-name="Preformatted_20_Text">Nota 1: Ao executar <text:s/>passo-a-passo (comando <text:span text:style-name="T4">n</text:span>), o formato das instruções, ao exibir, é o seguinte:</text:p>
      <text:p text:style-name="Preformatted_20_Text"/>
      <text:p text:style-name="Preformatted_20_Text"><text:tab/>[endereço atual]: instrução atual</text:p>
      <text:p text:style-name="Preformatted_20_Text"/>
      <text:p text:style-name="Preformatted_20_Text"/>
      <text:p text:style-name="Preformatted_20_Text">Nota 2: O comando <text:span text:style-name="T4">m</text:span> é o único que precisa de argumentos: endereço inicial e endereço final a exibir. Exemplo:</text:p>
      <text:p text:style-name="Preformatted_20_Text"/>
      <text:p text:style-name="Preformatted_20_Text"><text:tab/>m 0x0C 0x22</text:p>
      <text:p text:style-name="Preformatted_20_Text"/>
      <text:p text:style-name="Preformatted_20_Text">(Exibe a memória da posição 12 à 22 – hexadecimal)</text:p>
      <text:p text:style-name="Preformatted_20_Text"/>
      <text:p text:style-name="Preformatted_20_Text"/>
      <text:p text:style-name="Preformatted_20_Text">; EOF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meta:creation-date>2008-05-14T17:36:29</meta:creation-date>
    <dc:creator>Odilon Nelson Grisi Dantas</dc:creator>
    <dc:date>2010-02-18T18:17:41.05</dc:date>
    <dc:language>pt-BR</dc:language>
    <meta:editing-cycles>77</meta:editing-cycles>
    <meta:editing-duration>PT86H32M09S</meta:editing-duration>
    <meta:document-statistic meta:table-count="1" meta:image-count="0" meta:object-count="0" meta:page-count="7" meta:paragraph-count="280" meta:word-count="1891" meta:character-count="10895"/>
    <meta:user-defined meta:name="Info 1"/>
    <meta:user-defined meta:name="Info 2"/>
    <meta:user-defined meta:name="Info 3"/>
    <meta:user-defined meta:name="Info 4"/>
  </office:meta>
</office:document-meta>
</file>